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standard">
      <style:graphic-properties draw:stroke="none" draw:fill-color="#4c4c4c" draw:textarea-horizontal-align="justify" draw:textarea-vertical-align="middle" draw:auto-grow-height="false" fo:min-height="40.39cm" fo:min-width="12.198cm"/>
    </style:style>
    <style:style style:name="gr3" style:family="graphic" style:parent-style-name="standard">
      <style:graphic-properties draw:stroke="none" draw:fill-color="#4c4c4c" draw:textarea-horizontal-align="justify" draw:textarea-vertical-align="middle" draw:auto-grow-height="false" fo:min-height="12.45cm" fo:min-width="12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c4c4c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cm" svg:y1="49.53cm" svg:x2="22.86cm" svg:y2="49.53cm">
          <text:p/>
        </draw:line>
        <draw:line draw:style-name="gr1" draw:text-style-name="P1" draw:layer="layout" svg:x1="11.43cm" svg:y1="60.96cm" svg:x2="11.43cm" svg:y2="38.1cm">
          <text:p/>
        </draw:line>
        <draw:g>
          <draw:custom-shape draw:style-name="gr2" draw:text-style-name="P2" draw:layer="layout" svg:width="12.698cm" svg:height="40.64cm" draw:transform="skewX (5.7745241194974E-017) rotate (-0.785398163397448) translate (51.981cm 0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12.698cm" svg:height="12.7cm" draw:transform="rotate (0.785398163397448) translate (14.266cm 37.717cm)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4T16:14:29.298624830</dc:date>
    <meta:editing-duration>P1DT27M13S</meta:editing-duration>
    <meta:editing-cycles>15</meta:editing-cycles>
    <meta:generator>LibreOffice/6.0.5.2$MacOSX_X86_64 LibreOffice_project/54c8cbb85f300ac59db32fe8a675ff7683cd5a16</meta:generator>
    <meta:document-statistic meta:object-count="5"/>
  </office:meta>
</office:document-meta>
</file>